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70000026435061004053FA13D.png" manifest:media-type="image/png"/>
  <manifest:file-entry manifest:full-path="Pictures/100000000000047A000002696BE09797FC055032.png" manifest:media-type="image/png"/>
  <manifest:file-entry manifest:full-path="Pictures/1000000000000481000002646F2D0E43C1152257.png" manifest:media-type="image/png"/>
  <manifest:file-entry manifest:full-path="Pictures/1000000000000475000002646D040EA6914F4C3E.png" manifest:media-type="image/png"/>
  <manifest:file-entry manifest:full-path="Pictures/1000000000000477000002647593E2759E518663.png" manifest:media-type="image/png"/>
  <manifest:file-entry manifest:full-path="Pictures/100000000000047A00000262A172396754C097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1b79f" officeooo:paragraph-rsid="0011b79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252639" officeooo:paragraph-rsid="0011b79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29a4ca" officeooo:paragraph-rsid="0029a4ca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2b1944" officeooo:paragraph-rsid="002b1944" style:font-size-asian="15pt" style:font-weight-asian="bold" style:font-size-complex="15pt" style:font-weight-complex="bold"/>
    </style:style>
    <style:style style:name="T1" style:family="text">
      <style:text-properties officeooo:rsid="001ad830"/>
    </style:style>
    <style:style style:name="T2" style:family="text">
      <style:text-properties officeooo:rsid="00264ae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457in, 0.0299in, 0.04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48in, 0.0335in, 0.04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535in, 0.0535in, 0.043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445in, 0.0535in, 0.03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48in, 0.0516in, 0.029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453in, 0.0425in, 0.033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E2A COVERAGE MAP</text:p>
      <text:p text:style-name="P1"/>
      <text:p text:style-name="P1"><text:span text:style-name="T2">2</text:span>0 m Band (<text:span text:style-name="T2">0</text:span> UTC – 2<text:span text:style-name="T1">3</text:span> UTC)</text:p>
      <text:p text:style-name="P1"/>
      <text:p text:style-name="P1"/>
      <text:p text:style-name="P1"><text:span text:style-name="T2">0</text:span> UTC</text:p>
      <text:p text:style-name="P1"><draw:frame draw:style-name="fr1" draw:name="Image1" text:anchor-type="paragraph" svg:x="0.128in" svg:y="0in" svg:width="6.5098in" svg:height="3.5193in" draw:z-index="0"><draw:image xlink:href="Pictures/1000000000000475000002646D040EA6914F4C3E.png" xlink:type="simple" xlink:show="embed" xlink:actuate="onLoad" loext:mime-type="image/png"/></draw:frame></text:p>
      <text:p text:style-name="P1"/>
      <text:p text:style-name="P1">1 <text:span text:style-name="T2">U</text:span>TC</text:p>
      <text:p text:style-name="P2"><draw:frame draw:style-name="fr2" draw:name="Image2" text:anchor-type="paragraph" svg:x="0.1382in" svg:y="0in" svg:width="6.4898in" svg:height="3.4791in" draw:z-index="1"><draw:image xlink:href="Pictures/100000000000047A00000262A172396754C097B3.png" xlink:type="simple" xlink:show="embed" xlink:actuate="onLoad" loext:mime-type="image/png"/></draw:frame></text:p>
      <text:p text:style-name="P2"/>
      <text:p text:style-name="P2"/>
      <text:p text:style-name="P2"/>
      <text:p text:style-name="P3"><text:soft-page-break/>2 UTC</text:p>
      <text:p text:style-name="P3"><draw:frame draw:style-name="fr3" draw:name="Image3" text:anchor-type="paragraph" svg:x="0.0028in" svg:y="0in" svg:width="6.6929in" svg:height="3.5492in" draw:z-index="2"><draw:image xlink:href="Pictures/1000000000000481000002646F2D0E43C1152257.png" xlink:type="simple" xlink:show="embed" xlink:actuate="onLoad" loext:mime-type="image/png"/></draw:frame></text:p>
      <text:p text:style-name="P3"/>
      <text:p text:style-name="P3">3 UTC</text:p>
      <text:p text:style-name="P3"><draw:frame draw:style-name="fr4" draw:name="Image4" text:anchor-type="paragraph" svg:x="-0.0075in" svg:y="0in" svg:width="6.6854in" svg:height="3.5839in" draw:z-index="3"><draw:image xlink:href="Pictures/100000000000047A000002696BE09797FC05503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4 UTC</text:p>
      <text:p text:style-name="P4"><draw:frame draw:style-name="fr5" draw:name="Image5" text:anchor-type="paragraph" svg:x="0.0311in" svg:y="0in" svg:width="6.6398in" svg:height="3.5374in" draw:z-index="4"><draw:image xlink:href="Pictures/10000000000004770000026435061004053FA13D.png" xlink:type="simple" xlink:show="embed" xlink:actuate="onLoad" loext:mime-type="image/png"/></draw:frame></text:p>
      <text:p text:style-name="P4"/>
      <text:p text:style-name="P4">5 UTC</text:p>
      <text:p text:style-name="P4"><draw:frame draw:style-name="fr6" draw:name="Image6" text:anchor-type="paragraph" svg:x="0.0654in" svg:y="0in" svg:width="6.6154in" svg:height="3.5417in" draw:z-index="5"><draw:image xlink:href="Pictures/1000000000000477000002647593E2759E51866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1:27:27.755797780</meta:creation-date>
    <dc:date>2018-11-13T02:16:03.723200677</dc:date>
    <meta:editing-duration>PT43M44S</meta:editing-duration>
    <meta:editing-cycles>23</meta:editing-cycles>
    <meta:generator>LibreOffice/6.0.5.2$Linux_X86_64 LibreOffice_project/00m0$Build-2</meta:generator>
    <meta:document-statistic meta:table-count="0" meta:image-count="6" meta:object-count="0" meta:page-count="3" meta:paragraph-count="8" meta:word-count="22" meta:character-count="73" meta:non-whitespace-character-count="58"/>
  </office:meta>
</office:document-meta>
</file>